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e6e6e6" fo:font-family="'Bodoni MT Black'" style:font-family-generic="roman" style:font-pitch="variable" fo:font-size="60pt" fo:text-shadow="none" style:font-size-asian="60pt" style:font-size-complex="60pt"/>
    </style:style>
    <style:style style:name="P2" style:family="paragraph">
      <style:text-properties fo:color="#e6e6e6" fo:font-family="'Bodoni MT Black'" style:font-family-generic="roman" style:font-pitch="variable" fo:font-size="60pt" fo:text-shadow="none" fo:font-weight="bold" style:font-size-asian="60pt" style:font-weight-asian="bold" style:font-size-complex="60pt" style:font-weight-complex="bold"/>
    </style:style>
    <style:style style:name="T1" style:family="text">
      <style:text-properties fo:font-family="'Bodoni MT Black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4.823cm" svg:height="2.719cm" draw:transform="rotate (0.785398163397448) translate (0.567cm 22.19cm)">
          <draw:text-box>
            <text:p text:style-name="P1"><text:span text:style-name="T1">SEM VALOR OFICI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5:45:20.32</meta:creation-date>
    <dc:date>2015-02-27T16:12:05.05</dc:date>
    <meta:editing-duration>PT11M34S</meta:editing-duration>
    <meta:editing-cycles>1</meta:editing-cycles>
    <meta:document-statistic meta:object-count="1"/>
    <meta:generator>LibreOffice/4.0.3.3$Windows_x86 LibreOffice_project/0eaa50a932c8f2199a615e1eb30f7ac74279539</meta:generator>
  </office:meta>
</office:document-meta>
</file>